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ae5" officeooo:paragraph-rsid="000c4ae5"/>
    </style:style>
    <style:style style:name="P2" style:family="paragraph" style:parent-style-name="Standard">
      <style:text-properties officeooo:rsid="000ca6a9" officeooo:paragraph-rsid="000ca6a9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6pt" style:font-size-asian="1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9896" officeooo:paragraph-rsid="000b9896"/>
    </style:style>
    <style:style style:name="T1" style:family="text">
      <style:text-properties fo:color="#bf5f3f" style:font-name="Monospace" fo:font-size="16pt" style:font-size-asian="16pt"/>
    </style:style>
    <style:style style:name="T2" style:family="text">
      <style:text-properties style:font-name="Monospace" fo:font-size="16pt" style:font-size-asian="16pt"/>
    </style:style>
    <style:style style:name="T3" style:family="text">
      <style:text-properties fo:color="#3f7f7f" style:font-name="Monospace" fo:font-size="16pt" style:font-size-asian="16pt"/>
    </style:style>
    <style:style style:name="T4" style:family="text">
      <style:text-properties fo:color="#7f007f" style:font-name="Monospace" fo:font-size="16pt" style:font-size-asian="16pt"/>
    </style:style>
    <style:style style:name="T5" style:family="text">
      <style:text-properties fo:color="#000000" style:font-name="Monospace" fo:font-size="16pt" style:font-size-asian="16pt"/>
    </style:style>
    <style:style style:name="T6" style:family="text">
      <style:text-properties fo:color="#2a00ff" style:font-name="Monospace" fo:font-size="16pt" fo:font-style="italic" style:font-size-asian="16pt" style:font-style-asian="italic"/>
    </style:style>
    <style:style style:name="T7" style:family="text">
      <style:text-properties fo:color="#2a00ff" style:font-name="Monospace" fo:font-size="16pt" style:font-size-asian="16pt"/>
    </style:style>
    <style:style style:name="T8" style:family="text">
      <style:text-properties fo:color="#008080" style:font-name="Monospace" fo:font-size="16pt" style:font-size-asian="16pt"/>
    </style:style>
    <style:style style:name="T9" style:family="text">
      <style:text-properties fo:color="#7f0055" style:font-name="Monospace" fo:font-size="16pt" fo:font-weight="bold" style:font-size-asian="16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AGE.jsp</text:span></text:p>
      <text:p text:style-name="P3"><text:span text:style-name="T1"/></text:p>
      <text:p text:style-name="P3"><text:span text:style-name="T1">&lt;%@</text:span><text:span text:style-name="T2"> </text:span><text:span text:style-name="T3">page</text:span><text:span text:style-name="T2"> </text:span><text:span text:style-name="T4">language</text:span><text:span text:style-name="T5">=</text:span><text:span text:style-name="T6">"java"</text:span><text:span text:style-name="T2"> </text:span><text:span text:style-name="T4">contentType</text:span><text:span text:style-name="T5">=</text:span><text:span text:style-name="T6">"text/html; charset=UTF-8"</text:span></text:p>
      <text:p text:style-name="P3"><text:span text:style-name="T2"><text:s text:c="4"/></text:span><text:span text:style-name="T4">pageEncoding</text:span><text:span text:style-name="T5">=</text:span><text:span text:style-name="T6">"UTF-8"</text:span><text:span text:style-name="T1">%&gt;</text:span></text:p>
      <text:p text:style-name="P3"><text:span text:style-name="T8">&lt;!</text:span><text:span text:style-name="T3">DOCTYPE</text:span><text:span text:style-name="T2"> </text:span><text:span text:style-name="T8">html&gt;</text:span></text:p>
      <text:p text:style-name="P3"><text:span text:style-name="T8">&lt;</text:span><text:span text:style-name="T3">html</text:span><text:span text:style-name="T8">&gt;</text:span></text:p>
      <text:p text:style-name="P3"><text:span text:style-name="T8">&lt;</text:span><text:span text:style-name="T3">head</text:span><text:span text:style-name="T8">&gt;</text:span></text:p>
      <text:p text:style-name="P3"><text:span text:style-name="T8">&lt;</text:span><text:span text:style-name="T3">meta</text:span><text:span text:style-name="T2"> </text:span><text:span text:style-name="T4">charset</text:span><text:span text:style-name="T5">=</text:span><text:span text:style-name="T6">"UTF-8"</text:span><text:span text:style-name="T8">&gt;</text:span></text:p>
      <text:p text:style-name="P3"><text:span text:style-name="T8">&lt;</text:span><text:span text:style-name="T3">title</text:span><text:span text:style-name="T8">&gt;</text:span><text:span text:style-name="T5">VIEW COOKIES</text:span><text:span text:style-name="T8">&lt;/</text:span><text:span text:style-name="T3">title</text:span><text:span text:style-name="T8">&gt;</text:span></text:p>
      <text:p text:style-name="P3"><text:span text:style-name="T8">&lt;/</text:span><text:span text:style-name="T3">head</text:span><text:span text:style-name="T8">&gt;</text:span></text:p>
      <text:p text:style-name="P3"><text:span text:style-name="T8">&lt;</text:span><text:span text:style-name="T3">body</text:span><text:span text:style-name="T8">&gt;</text:span></text:p>
      <text:p text:style-name="P3"><text:span text:style-name="T1">&lt;%</text:span></text:p>
      <text:p text:style-name="P3"><text:span text:style-name="T5">String username=request.getParameter(</text:span><text:span text:style-name="T7">"username"</text:span><text:span text:style-name="T5">);</text:span></text:p>
      <text:p text:style-name="P3"><text:span text:style-name="T5">String password=request.getParameter(</text:span><text:span text:style-name="T7">"password"</text:span><text:span text:style-name="T5">);</text:span></text:p>
      <text:p text:style-name="P3"><text:span text:style-name="T5">Cookie vc =</text:span><text:span text:style-name="T9">new</text:span><text:span text:style-name="T5"> Cookie(</text:span><text:span text:style-name="T7">"username"</text:span><text:span text:style-name="T5">,username);</text:span></text:p>
      <text:p text:style-name="P3"><text:span text:style-name="T5">Cookie nc =</text:span><text:span text:style-name="T9">new</text:span><text:span text:style-name="T5"> Cookie(</text:span><text:span text:style-name="T7">"password"</text:span><text:span text:style-name="T5">,password);</text:span></text:p>
      <text:p text:style-name="P3"><text:span text:style-name="T5">response.addCookie(vc);</text:span></text:p>
      <text:p text:style-name="P3"><text:span text:style-name="T5">response.addCookie(nc);</text:span></text:p>
      <text:p text:style-name="P3"><text:span text:style-name="T1">%&gt;</text:span></text:p>
      <text:p text:style-name="P3"><text:span text:style-name="T1">&lt;%=</text:span><text:span text:style-name="T7">"cookies are added"</text:span><text:span text:style-name="T5"> </text:span><text:span text:style-name="T1">%&gt;</text:span></text:p>
      <text:p text:style-name="P4"/>
      <text:p text:style-name="P3"><text:span text:style-name="T8">&lt;</text:span><text:span text:style-name="T3">a</text:span><text:span text:style-name="T2"> </text:span><text:span text:style-name="T4">href</text:span><text:span text:style-name="T5">=</text:span><text:span text:style-name="T6">"displaycookies.jsp"</text:span><text:span text:style-name="T8">&gt;</text:span><text:span text:style-name="T5"> Display cookies</text:span><text:span text:style-name="T8">&lt;/</text:span><text:span text:style-name="T3">a</text:span><text:span text:style-name="T8">&gt;</text:span></text:p>
      <text:p text:style-name="P3"><text:span text:style-name="T8">&lt;/</text:span><text:span text:style-name="T3">body</text:span><text:span text:style-name="T8">&gt;</text:span></text:p>
      <text:p text:style-name="Standard"><text:span text:style-name="T8">&lt;/</text:span><text:span text:style-name="T3">html</text:span><text:span text:style-name="T8">&gt;</text:span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//</text:span></text:p>
      <text:p text:style-name="P1"><text:span text:style-name="T8">jsp.html</text:span></text:p>
      <text:p text:style-name="Standard"><text:span text:style-name="T8"/></text:p>
      <text:p text:style-name="P3"><text:span text:style-name="T8">&lt;!</text:span><text:span text:style-name="T3">DOCTYPE</text:span><text:span text:style-name="T2"> </text:span><text:span text:style-name="T8">html&gt;</text:span></text:p>
      <text:p text:style-name="P3"><text:span text:style-name="T8">&lt;</text:span><text:span text:style-name="T3">html</text:span><text:span text:style-name="T8">&gt;</text:span></text:p>
      <text:p text:style-name="P3"><text:span text:style-name="T8">&lt;</text:span><text:span text:style-name="T3">head</text:span><text:span text:style-name="T8">&gt;</text:span></text:p>
      <text:p text:style-name="P3"><text:span text:style-name="T8">&lt;</text:span><text:span text:style-name="T3">meta</text:span><text:span text:style-name="T2"> </text:span><text:span text:style-name="T4">charset</text:span><text:span text:style-name="T5">=</text:span><text:span text:style-name="T6">"UTF-8"</text:span><text:span text:style-name="T8">&gt;</text:span></text:p>
      <text:p text:style-name="P3"><text:span text:style-name="T8">&lt;</text:span><text:span text:style-name="T3">title</text:span><text:span text:style-name="T8">&gt;</text:span><text:span text:style-name="T5">Login</text:span><text:span text:style-name="T8">&lt;/</text:span><text:span text:style-name="T3">title</text:span><text:span text:style-name="T8">&gt;</text:span></text:p>
      <text:p text:style-name="P3"><text:span text:style-name="T8">&lt;/</text:span><text:span text:style-name="T3">head</text:span><text:span text:style-name="T8">&gt;</text:span></text:p>
      <text:p text:style-name="P3"><text:span text:style-name="T8">&lt;</text:span><text:span text:style-name="T3">body</text:span><text:span text:style-name="T8">&gt;</text:span></text:p>
      <text:p text:style-name="P3"><text:span text:style-name="T8">&lt;</text:span><text:span text:style-name="T3">form</text:span><text:span text:style-name="T2"> </text:span><text:span text:style-name="T4">action</text:span><text:span text:style-name="T5">=</text:span><text:span text:style-name="T6">"page.jsp"</text:span><text:span text:style-name="T2"> </text:span><text:span text:style-name="T8">&gt;</text:span></text:p>
      <text:p text:style-name="P3"><text:soft-page-break/><text:span text:style-name="T5">USERNAME</text:span><text:span text:style-name="T8">&lt;</text:span><text:span text:style-name="T3">input</text:span><text:span text:style-name="T2"> </text:span><text:span text:style-name="T4">type</text:span><text:span text:style-name="T5">=</text:span><text:span text:style-name="T6">"text"</text:span><text:span text:style-name="T2"> </text:span><text:span text:style-name="T4">name</text:span><text:span text:style-name="T5">=</text:span><text:span text:style-name="T6">"username"</text:span><text:span text:style-name="T8">&gt;&lt;</text:span><text:span text:style-name="T3">br</text:span><text:span text:style-name="T8">&gt;&lt;</text:span><text:span text:style-name="T3">br</text:span><text:span text:style-name="T8">&gt;</text:span></text:p>
      <text:p text:style-name="P3"><text:span text:style-name="T5">PASSWORD</text:span><text:span text:style-name="T8">&lt;</text:span><text:span text:style-name="T3">input</text:span><text:span text:style-name="T2"> </text:span><text:span text:style-name="T4">type</text:span><text:span text:style-name="T5">=</text:span><text:span text:style-name="T6">"password"</text:span><text:span text:style-name="T2"> </text:span><text:span text:style-name="T4">name</text:span><text:span text:style-name="T5">=</text:span><text:span text:style-name="T6">"Password"</text:span><text:span text:style-name="T8">&gt;&lt;</text:span><text:span text:style-name="T3">br</text:span><text:span text:style-name="T8">&gt;&lt;</text:span><text:span text:style-name="T3">br</text:span><text:span text:style-name="T8">&gt;</text:span></text:p>
      <text:p text:style-name="P3"><text:span text:style-name="T8">&lt;</text:span><text:span text:style-name="T3">input</text:span><text:span text:style-name="T2"> </text:span><text:span text:style-name="T4">type</text:span><text:span text:style-name="T5">=</text:span><text:span text:style-name="T6">"submit"</text:span><text:span text:style-name="T2"> </text:span><text:span text:style-name="T4">name</text:span><text:span text:style-name="T5">=</text:span><text:span text:style-name="T6">"submit"</text:span><text:span text:style-name="T8">&gt;</text:span></text:p>
      <text:p text:style-name="P3"><text:span text:style-name="T8">&lt;/</text:span><text:span text:style-name="T3">form</text:span><text:span text:style-name="T8">&gt;</text:span></text:p>
      <text:p text:style-name="P3"><text:span text:style-name="T8">&lt;/</text:span><text:span text:style-name="T3">body</text:span><text:span text:style-name="T8">&gt;</text:span></text:p>
      <text:p text:style-name="Standard"><text:span text:style-name="T8">&lt;/</text:span><text:span text:style-name="T3">html</text:span><text:span text:style-name="T8">&gt;</text:span></text:p>
      <text:p text:style-name="Standard"><text:span text:style-name="T8"/></text:p>
      <text:p text:style-name="Standard"><text:span text:style-name="T8">////</text:span></text:p>
      <text:p text:style-name="Standard"><text:span text:style-name="T8"/></text:p>
      <text:p text:style-name="P2"><text:span text:style-name="T8">Display cookies</text:span></text:p>
      <text:p text:style-name="P2"><text:span text:style-name="T8"/></text:p>
      <text:p text:style-name="P2"><text:span text:style-name="T1">&lt;%@</text:span><text:span text:style-name="T2"> </text:span><text:span text:style-name="T3">page</text:span><text:span text:style-name="T2"> </text:span><text:span text:style-name="T4">language</text:span><text:span text:style-name="T5">=</text:span><text:span text:style-name="T6">"java"</text:span><text:span text:style-name="T2"> </text:span><text:span text:style-name="T4">contentType</text:span><text:span text:style-name="T5">=</text:span><text:span text:style-name="T6">"text/html; charset=UTF-8"</text:span></text:p>
      <text:p text:style-name="P3"><text:span text:style-name="T2"><text:s text:c="4"/></text:span><text:span text:style-name="T4">pageEncoding</text:span><text:span text:style-name="T5">=</text:span><text:span text:style-name="T6">"UTF-8"</text:span><text:span text:style-name="T1">%&gt;</text:span></text:p>
      <text:p text:style-name="P3"><text:span text:style-name="T8">&lt;!</text:span><text:span text:style-name="T3">DOCTYPE</text:span><text:span text:style-name="T2"> </text:span><text:span text:style-name="T8">html&gt;</text:span></text:p>
      <text:p text:style-name="P3"><text:span text:style-name="T8">&lt;</text:span><text:span text:style-name="T3">html</text:span><text:span text:style-name="T8">&gt;</text:span></text:p>
      <text:p text:style-name="P3"><text:span text:style-name="T8">&lt;</text:span><text:span text:style-name="T3">head</text:span><text:span text:style-name="T8">&gt;</text:span></text:p>
      <text:p text:style-name="P3"><text:span text:style-name="T8">&lt;</text:span><text:span text:style-name="T3">meta</text:span><text:span text:style-name="T2"> </text:span><text:span text:style-name="T4">charset</text:span><text:span text:style-name="T5">=</text:span><text:span text:style-name="T6">"UTF-8"</text:span><text:span text:style-name="T8">&gt;</text:span></text:p>
      <text:p text:style-name="P3"><text:span text:style-name="T8">&lt;</text:span><text:span text:style-name="T3">title</text:span><text:span text:style-name="T8">&gt;</text:span><text:span text:style-name="T5">DISPLAY COOKIES</text:span><text:span text:style-name="T8">&lt;/</text:span><text:span text:style-name="T3">title</text:span><text:span text:style-name="T8">&gt;</text:span></text:p>
      <text:p text:style-name="P3"><text:span text:style-name="T8">&lt;/</text:span><text:span text:style-name="T3">head</text:span><text:span text:style-name="T8">&gt;</text:span></text:p>
      <text:p text:style-name="P3"><text:span text:style-name="T8">&lt;</text:span><text:span text:style-name="T3">body</text:span><text:span text:style-name="T8">&gt;</text:span></text:p>
      <text:p text:style-name="P3"><text:span text:style-name="T1">&lt;%</text:span><text:span text:style-name="T5">Cookie[]c=request.getCookies();</text:span><text:span text:style-name="T1">%&gt;</text:span></text:p>
      <text:p text:style-name="P3"><text:span text:style-name="T1">&lt;%</text:span><text:span text:style-name="T9">for</text:span><text:span text:style-name="T5"> (Cookie c1:c){ </text:span><text:span text:style-name="T1">%&gt;</text:span></text:p>
      <text:p text:style-name="P3"><text:span text:style-name="T1">&lt;%=</text:span><text:span text:style-name="T5">c1.getName()</text:span><text:span text:style-name="T1">%&gt;</text:span></text:p>
      <text:p text:style-name="P3"><text:span text:style-name="T1">&lt;%=</text:span><text:span text:style-name="T5">c1.getValue()</text:span><text:span text:style-name="T1">%&gt;</text:span></text:p>
      <text:p text:style-name="P3"><text:span text:style-name="T1">&lt;%</text:span><text:span text:style-name="T5">} </text:span><text:span text:style-name="T1">%&gt;</text:span></text:p>
      <text:p text:style-name="P3"><text:span text:style-name="T8">&lt;/</text:span><text:span text:style-name="T3">body</text:span><text:span text:style-name="T8">&gt;</text:span></text:p>
      <text:p text:style-name="P2"><text:span text:style-name="T8">&lt;/</text:span><text:span text:style-name="T3">html</text:span><text:span text:style-name="T8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6:25:20.713197925</meta:creation-date>
    <dc:date>2022-09-21T16:27:09.486943763</dc:date>
    <meta:editing-duration>PT1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99" meta:character-count="1100" meta:non-whitespace-character-count="1049"/>
  </office:meta>
</office:document-meta>
</file>